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Resumen User Stories</text:p>
          </table:table-cell>
          <table:table-cell office:value-type="date" office:date-value="2012-04-22">
            <text:p>22/04/12</text:p>
          </table:table-cell>
          <table:table-cell office:value-type="time" office:time-value="PT00H30M00S">
            <text:p>00:30:00</text:p>
          </table:table-cell>
          <table:table-cell office:value-type="time" office:time-value="PT00H20M00S">
            <text:p>00:2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Instalar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Instalar Ruby 1,9.x usando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Instalar Ruby gems</text:p>
          </table:table-cell>
          <table:table-cell office:value-type="date" office:date-value="2012-04-25">
            <text:p>25/04/12</text:p>
          </table:table-cell>
          <table:table-cell office:value-type="time" office:time-value="PT00H05M00S">
            <text:p>00:0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office:value-type="string">
            <text:p>Instalar Sinatra</text:p>
          </table:table-cell>
          <table:table-cell office:value-type="date" office:date-value="2012-04-25">
            <text:p>25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 office:value-type="string">
            <text:p>Modelo de Dominio: Twitter</text:p>
          </table:table-cell>
          <table:table-cell office:value-type="date" office:date-value="2012-05-02">
            <text:p>02/05/12</text:p>
          </table:table-cell>
          <table:table-cell office:value-type="time" office:time-value="PT00H30M00S">
            <text:p>00:30:00</text:p>
          </table:table-cell>
          <table:table-cell office:value-type="time" office:time-value="PT00H35M00S">
            <text:p>00:35:00</text:p>
          </table:table-cell>
        </table:table-row>
        <table:table-row table:style-name="ro1">
          <table:table-cell table:style-name="ce1" office:value-type="string">
            <text:p>Resumen Crunching Knowledge</text:p>
          </table:table-cell>
          <table:table-cell office:value-type="date" office:date-value="2012-05-02">
            <text:p>02/05/12</text:p>
          </table:table-cell>
          <table:table-cell office:value-type="time" office:time-value="PT00H40M00S">
            <text:p>00:40:00</text:p>
          </table:table-cell>
          <table:table-cell office:value-type="time" office:time-value="PT00H35M00S">
            <text:p>00:35:0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>
            <text:p>Instalar Paquete sinatra-cucumber</text:p>
          </table:table-cell>
          <table:table-cell office:value-type="date" office:date-value="2012-05-06">
            <text:p>06/05/12</text:p>
          </table:table-cell>
          <table:table-cell office:value-type="time" office:time-value="PT00H05M00S">
            <text:p>00:05:00</text:p>
          </table:table-cell>
          <table:table-cell office:value-type="time" office:time-value="PT00H20M00S">
            <text:p>00:20:00</text:p>
          </table:table-cell>
        </table:table-row>
        <table:table-row table:style-name="ro1">
          <table:table-cell office:value-type="string">
            <text:p>Agregar paquete en carpeta</text:p>
          </table:table-cell>
          <table:table-cell office:value-type="date" office:date-value="2012-05-06">
            <text:p>06/05/12</text:p>
          </table:table-cell>
          <table:table-cell table:number-columns-repeated="2" office:value-type="time" office:time-value="PT00H00M10S">
            <text:p>00:00:10</text:p>
          </table:table-cell>
        </table:table-row>
        <table:table-row table:style-name="ro1">
          <table:table-cell office:value-type="string">
            <text:p>Agregar metodo al application.rb y escribir un feature</text:p>
          </table:table-cell>
          <table:table-cell office:value-type="date" office:date-value="2012-05-06">
            <text:p>06/05/12</text:p>
          </table:table-cell>
          <table:table-cell office:value-type="time" office:time-value="PT00H20M00S">
            <text:p>00:2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/>
          <table:table-cell table:style-name="ce1"/>
          <table:table-cell table:style-name="Default"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06/05/2012</text:date>, <text:time>22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5-06T22:52:13</dc:date>
    <meta:editing-duration>PT24M13S</meta:editing-duration>
    <meta:editing-cycles>10</meta:editing-cycles>
    <meta:generator>LibreOffice/3.4$Linux LibreOffice_project/340m1$Build-402</meta:generator>
    <dc:creator>nacho </dc:creator>
    <meta:document-statistic meta:table-count="3" meta:cell-count="88" meta:object-count="0"/>
  </office:meta>
</office:document-meta>
</file>